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5ca" officeooo:paragraph-rsid="001e15ca"/>
    </style:style>
    <style:style style:name="P2" style:family="paragraph" style:parent-style-name="Standard">
      <style:text-properties officeooo:rsid="001e3b7f" officeooo:paragraph-rsid="001e3b7f"/>
    </style:style>
    <style:style style:name="P3" style:family="paragraph" style:parent-style-name="Standard">
      <style:text-properties officeooo:rsid="001e3b7f" officeooo:paragraph-rsid="001e8497"/>
    </style:style>
    <style:style style:name="P4" style:family="paragraph" style:parent-style-name="Standard">
      <style:text-properties officeooo:rsid="001e8497" officeooo:paragraph-rsid="001e8497"/>
    </style:style>
    <style:style style:name="P5" style:family="paragraph" style:parent-style-name="Standard">
      <style:paragraph-properties style:writing-mode="lr-tb"/>
      <style:text-properties officeooo:rsid="001e15ca" officeooo:paragraph-rsid="001e15ca"/>
    </style:style>
    <style:style style:name="P6" style:family="paragraph" style:parent-style-name="Standard">
      <style:text-properties officeooo:rsid="001e15ca" officeooo:paragraph-rsid="001e15ca"/>
    </style:style>
    <style:style style:name="P7" style:family="paragraph" style:parent-style-name="Standard">
      <style:text-properties officeooo:rsid="001e3b7f" officeooo:paragraph-rsid="001e3b7f"/>
    </style:style>
    <style:style style:name="P8" style:family="paragraph" style:parent-style-name="Standard">
      <style:text-properties officeooo:rsid="002517ad" officeooo:paragraph-rsid="002517ad"/>
    </style:style>
    <style:style style:name="T1" style:family="text">
      <style:text-properties officeooo:rsid="001e8497"/>
    </style:style>
    <style:style style:name="T2" style:family="text">
      <style:text-properties officeooo:rsid="00227b9b"/>
    </style:style>
    <style:style style:name="T3" style:family="text">
      <style:text-properties officeooo:rsid="00237503"/>
    </style:style>
    <style:style style:name="T4" style:family="text">
      <style:text-properties officeooo:rsid="0023e40f"/>
    </style:style>
    <style:style style:name="T5" style:family="text">
      <style:text-properties officeooo:rsid="002686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y B. Burhoe is a software engineer and security <text:span text:style-name="T2">professional</text:span>. <text:span text:style-name="T2">He has contributed to Open Source software projects and helped to enhance the security of the Internet.</text:span></text:p>
      <text:p text:style-name="P1"/>
      <text:p text:style-name="P8">During his undergraduate education, Casey worked part time in the Johns Hopkins Financial Systems Administration department. There, he worked with systems engineers to manage office hardware and business software products, as well as troubleshoot help desk inquiries. These responsibilities were pivotal in developing his interest in computing system security.</text:p>
      <text:p text:style-name="P1"/>
      <text:p text:style-name="P5"><text:span text:style-name="T5">After graduating</text:span>, Casey worked as a platform engineer at Tailscale helping to develop software-defined networks. <text:span text:style-name="T3">His work included integrating new zero-trust features to allow enterprises to securely connect their staff and resources across sites remotely and securely.</text:span></text:p>
      <text:p text:style-name="P1"/>
      <text:p text:style-name="P4">Casey later began working for Canonical as a security engineer. There, he <text:span text:style-name="T3">contributed to </text:span>hardening Canonical’s products to be more secure. <text:span text:style-name="T3">These include the Ubuntu operating system, and IoT device specialized Ubuntu Core.</text:span></text:p>
      <text:p text:style-name="P1"/>
      <text:p text:style-name="P3">In addition to being a software developer professionally, Casey is also an active contributor to many Open Source projects, including <text:span text:style-name="T1">the</text:span> <text:span text:style-name="T1">Arch Linux operating system </text:span>and utilities for <text:span text:style-name="T1">it</text:span>. He is passionate about Free and Open Source Software and helping to democratize technology innovation. <text:span text:style-name="T4">He also contributes to the Hyprland compositor project, helping to build better integration usability and integration with Arch Linux, and thus make prettier desktop environments in his home lab.</text:span></text:p>
      <text:p text:style-name="P2"/>
      <text:p text:style-name="P2">Casey enjoys leading an active life, training in Brazilian Jiu-Jitsu, refereeing rugby games, climbing and skiing. He is also a member of the Freemasons, and has led many community service campaigns in the Baltimore area.</text:p>
      <text:p text:style-name="P2"/>
      <text:p text:style-name="P8">Casey earned a BS in Computer Science and Cognitive Science from Johns Hopkins University. His computer science focus was in security and privacy, systems programming, and theory of programming languages. His cognitive science interests were in vision and linguist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08:50:45.847494756</meta:creation-date>
    <dc:date>2024-09-08T19:39:41.731304497</dc:date>
    <meta:editing-duration>PT27M19S</meta:editing-duration>
    <meta:editing-cycles>5</meta:editing-cycles>
    <meta:generator>LibreOffice/24.2.5.2$Linux_X86_64 LibreOffice_project/d6e8b0f3fc6e8af2b00cf4969fd0d2fa45b9a62e</meta:generator>
    <meta:print-date>2024-09-08T19:42:31.181114459</meta:print-date>
    <meta:printed-by>PDF files</meta:printed-by>
    <meta:document-statistic meta:table-count="0" meta:image-count="0" meta:object-count="0" meta:page-count="1" meta:paragraph-count="7" meta:word-count="293" meta:character-count="1994" meta:non-whitespace-character-count="1708"/>
  </office:meta>
</office:document-meta>
</file>